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20.6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05.99pt"/>
    </style:style>
    <style:style style:name="co4" style:family="table-column">
      <style:table-column-properties fo:break-before="auto" style:column-width="126.85pt"/>
    </style:style>
    <style:style style:name="co5" style:family="table-column">
      <style:table-column-properties fo:break-before="auto" style:column-width="97.51pt"/>
    </style:style>
    <style:style style:name="co6" style:family="table-column">
      <style:table-column-properties fo:break-before="auto" style:column-width="82.8pt"/>
    </style:style>
    <style:style style:name="co7" style:family="table-column">
      <style:table-column-properties fo:break-before="auto" style:column-width="79.7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able 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Molecule</text:p>
          </table:table-cell>
          <table:table-cell office:value-type="string" calcext:value-type="string">
            <text:p>Total Energy (Hartree)</text:p>
          </table:table-cell>
          <table:table-cell office:value-type="string" calcext:value-type="string">
            <text:p>Thermal Energy (kcal/mol)</text:p>
          </table:table-cell>
          <table:table-cell office:value-type="string" calcext:value-type="string">
            <text:p>Entropy (cal/molK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2(full)/6-311G**</text:p>
          </table:table-cell>
          <table:table-cell office:value-type="string" calcext:value-type="string">
            <text:p>H3C-N2+</text:p>
          </table:table-cell>
          <table:table-cell office:value-type="float" office:value="-148.78493406974" calcext:value-type="float">
            <text:p>-148.7849340697</text:p>
          </table:table-cell>
          <table:table-cell office:value-type="float" office:value="30.857" calcext:value-type="float">
            <text:p>30.857</text:p>
          </table:table-cell>
          <table:table-cell office:value-type="float" office:value="58.441" calcext:value-type="float">
            <text:p>58.4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2(full)/6-311G**</text:p>
          </table:table-cell>
          <table:table-cell office:value-type="string" calcext:value-type="string">
            <text:p>H3C+</text:p>
          </table:table-cell>
          <table:table-cell office:value-type="float" office:value="-39.374322322797" calcext:value-type="float">
            <text:p>-39.3743223228</text:p>
          </table:table-cell>
          <table:table-cell office:value-type="float" office:value="21.897" calcext:value-type="float">
            <text:p>21.897</text:p>
          </table:table-cell>
          <table:table-cell office:value-type="float" office:value="45.964" calcext:value-type="float">
            <text:p>45.9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2(full)/6-311G**</text:p>
          </table:table-cell>
          <table:table-cell office:value-type="string" calcext:value-type="string">
            <text:p>N2</text:p>
          </table:table-cell>
          <table:table-cell office:value-type="float" office:value="-109.3340619322" calcext:value-type="float">
            <text:p>-109.3340619322</text:p>
          </table:table-cell>
          <table:table-cell office:value-type="float" office:value="4.605" calcext:value-type="float">
            <text:p>4.605</text:p>
          </table:table-cell>
          <table:table-cell office:value-type="float" office:value="45.835" calcext:value-type="float">
            <text:p>45.8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D(MP2(full)/6-311G**)</text:p>
          </table:table-cell>
          <table:table-cell office:value-type="string" calcext:value-type="string">
            <text:p>H3C-N2+</text:p>
          </table:table-cell>
          <table:table-cell office:value-type="float" office:value="-148.90078761066" calcext:value-type="float">
            <text:p>-148.9007876107</text:p>
          </table:table-cell>
          <table:table-cell office:value-type="float" office:value="30.994" calcext:value-type="float">
            <text:p>30.994</text:p>
          </table:table-cell>
          <table:table-cell office:value-type="float" office:value="60.671" calcext:value-type="float">
            <text:p>60.6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D(MP2(full)/6-311G**)</text:p>
          </table:table-cell>
          <table:table-cell office:value-type="string" calcext:value-type="string">
            <text:p>H3C+</text:p>
          </table:table-cell>
          <table:table-cell office:value-type="float" office:value="-39.505307101473" calcext:value-type="float">
            <text:p>-39.5053071015</text:p>
          </table:table-cell>
          <table:table-cell office:value-type="float" office:value="22.122" calcext:value-type="float">
            <text:p>22.122</text:p>
          </table:table-cell>
          <table:table-cell office:value-type="float" office:value="48.121" calcext:value-type="float">
            <text:p>48.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D(MP2(full)/6-311G**)</text:p>
          </table:table-cell>
          <table:table-cell office:value-type="string" calcext:value-type="string">
            <text:p>N2</text:p>
          </table:table-cell>
          <table:table-cell office:value-type="float" office:value="-109.33483397801" calcext:value-type="float">
            <text:p>-109.334833978</text:p>
          </table:table-cell>
          <table:table-cell office:value-type="float" office:value="4.609" calcext:value-type="float">
            <text:p>4.609</text:p>
          </table:table-cell>
          <table:table-cell office:value-type="float" office:value="45.834" calcext:value-type="float">
            <text:p>45.834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Table 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Molecule</text:p>
          </table:table-cell>
          <table:table-cell office:value-type="string" calcext:value-type="string">
            <text:p>Total Energy (Hartree)</text:p>
          </table:table-cell>
          <table:table-cell office:value-type="string" calcext:value-type="string">
            <text:p>Thermal Energy (H)</text:p>
          </table:table-cell>
          <table:table-cell office:value-type="string" calcext:value-type="string">
            <text:p>Entropy (kcal/molK)</text:p>
          </table:table-cell>
          <table:table-cell office:value-type="string" calcext:value-type="string">
            <text:p>Enthalpy (H)</text:p>
          </table:table-cell>
          <table:table-cell office:value-type="string" calcext:value-type="string">
            <text:p>Free Energy (H)</text:p>
          </table:table-cell>
        </table:table-row>
        <table:table-row table:style-name="ro1">
          <table:table-cell office:value-type="string" calcext:value-type="string">
            <text:p>G4</text:p>
          </table:table-cell>
          <table:table-cell office:value-type="string" calcext:value-type="string">
            <text:p>H3C-N2+</text:p>
          </table:table-cell>
          <table:table-cell office:value-type="float" office:value="-149.007199" calcext:value-type="float">
            <text:p>-149.007199</text:p>
          </table:table-cell>
          <table:table-cell office:value-type="float" office:value="0.048251" calcext:value-type="float">
            <text:p>0.048251</text:p>
          </table:table-cell>
          <table:table-cell office:value-type="float" office:value="58.223" calcext:value-type="float">
            <text:p>58.223</text:p>
          </table:table-cell>
          <table:table-cell office:value-type="float" office:value="-149.006255" calcext:value-type="float">
            <text:p>-149.006255</text:p>
          </table:table-cell>
          <table:table-cell office:value-type="float" office:value="-149.03395" calcext:value-type="float">
            <text:p>-149.03395</text:p>
          </table:table-cell>
        </table:table-row>
        <table:table-row table:style-name="ro1">
          <table:table-cell office:value-type="string" calcext:value-type="string">
            <text:p>G4</text:p>
          </table:table-cell>
          <table:table-cell office:value-type="string" calcext:value-type="string">
            <text:p>H3C+</text:p>
          </table:table-cell>
          <table:table-cell office:value-type="float" office:value="-39.434824" calcext:value-type="float">
            <text:p>-39.434824</text:p>
          </table:table-cell>
          <table:table-cell office:value-type="float" office:value="0.033619" calcext:value-type="float">
            <text:p>0.033619</text:p>
          </table:table-cell>
          <table:table-cell office:value-type="float" office:value="45.997" calcext:value-type="float">
            <text:p>45.997</text:p>
          </table:table-cell>
          <table:table-cell office:value-type="float" office:value="-39.43388" calcext:value-type="float">
            <text:p>-39.43388</text:p>
          </table:table-cell>
          <table:table-cell office:value-type="float" office:value="-39.455737" calcext:value-type="float">
            <text:p>-39.455737</text:p>
          </table:table-cell>
        </table:table-row>
        <table:table-row table:style-name="ro1">
          <table:table-cell office:value-type="string" calcext:value-type="string">
            <text:p>G4</text:p>
          </table:table-cell>
          <table:table-cell office:value-type="string" calcext:value-type="string">
            <text:p>N2</text:p>
          </table:table-cell>
          <table:table-cell office:value-type="float" office:value="-109.504146" calcext:value-type="float">
            <text:p>-109.504146</text:p>
          </table:table-cell>
          <table:table-cell office:value-type="float" office:value="0.007818" calcext:value-type="float">
            <text:p>0.007818</text:p>
          </table:table-cell>
          <table:table-cell office:value-type="float" office:value="45.762" calcext:value-type="float">
            <text:p>45.762</text:p>
          </table:table-cell>
          <table:table-cell office:value-type="float" office:value="-109.503202" calcext:value-type="float">
            <text:p>-109.503202</text:p>
          </table:table-cell>
          <table:table-cell office:value-type="float" office:value="-109.524945" calcext:value-type="float">
            <text:p>-109.524945</text:p>
          </table:table-cell>
        </table:table-row>
        <table:table-row table:style-name="ro1">
          <table:table-cell office:value-type="string" calcext:value-type="string">
            <text:p>CBS-4M</text:p>
          </table:table-cell>
          <table:table-cell office:value-type="string" calcext:value-type="string">
            <text:p>H3C-N2+</text:p>
          </table:table-cell>
          <table:table-cell office:value-type="float" office:value="-148.860006" calcext:value-type="float">
            <text:p>-148.860006</text:p>
          </table:table-cell>
          <table:table-cell office:value-type="float" office:value="0.048197" calcext:value-type="float">
            <text:p>0.048197</text:p>
          </table:table-cell>
          <table:table-cell office:value-type="float" office:value="58.284" calcext:value-type="float">
            <text:p>58.284</text:p>
          </table:table-cell>
          <table:table-cell office:value-type="float" office:value="-148.859061" calcext:value-type="float">
            <text:p>-148.859061</text:p>
          </table:table-cell>
          <table:table-cell office:value-type="float" office:value="-148.886952" calcext:value-type="float">
            <text:p>-148.886952</text:p>
          </table:table-cell>
        </table:table-row>
        <table:table-row table:style-name="ro1">
          <table:table-cell office:value-type="string" calcext:value-type="string">
            <text:p>CBS-4M</text:p>
          </table:table-cell>
          <table:table-cell office:value-type="string" calcext:value-type="string">
            <text:p>H3C+</text:p>
          </table:table-cell>
          <table:table-cell office:value-type="float" office:value="-39.39264" calcext:value-type="float">
            <text:p>-39.39264</text:p>
          </table:table-cell>
          <table:table-cell office:value-type="float" office:value="0.033237" calcext:value-type="float">
            <text:p>0.033237</text:p>
          </table:table-cell>
          <table:table-cell office:value-type="float" office:value="45.881" calcext:value-type="float">
            <text:p>45.881</text:p>
          </table:table-cell>
          <table:table-cell office:value-type="float" office:value="-39.391696" calcext:value-type="float">
            <text:p>-39.391696</text:p>
          </table:table-cell>
          <table:table-cell office:value-type="float" office:value="-39.413507" calcext:value-type="float">
            <text:p>-39.413507</text:p>
          </table:table-cell>
        </table:table-row>
        <table:table-row table:style-name="ro1">
          <table:table-cell office:value-type="string" calcext:value-type="string">
            <text:p>CBS-4M</text:p>
          </table:table-cell>
          <table:table-cell office:value-type="string" calcext:value-type="string">
            <text:p>N2</text:p>
          </table:table-cell>
          <table:table-cell office:value-type="float" office:value="-109.398926" calcext:value-type="float">
            <text:p>-109.398926</text:p>
          </table:table-cell>
          <table:table-cell office:value-type="float" office:value="0.007817" calcext:value-type="float">
            <text:p>0.007817</text:p>
          </table:table-cell>
          <table:table-cell office:value-type="float" office:value="45.704" calcext:value-type="float">
            <text:p>45.704</text:p>
          </table:table-cell>
          <table:table-cell office:value-type="float" office:value="-109.397981" calcext:value-type="float">
            <text:p>-109.397981</text:p>
          </table:table-cell>
          <table:table-cell office:value-type="float" office:value="-109.419697" calcext:value-type="float">
            <text:p>-109.419697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Table 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H</text:p>
          </table:table-cell>
          <table:table-cell office:value-type="string" calcext:value-type="string">
            <text:p>d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P2(full)/6-311G**</text:p>
          </table:table-cell>
          <table:table-cell table:formula="of:=[.C4]-[.C5]-[.C6]" office:value-type="float" office:value="-0.0765498147429895" calcext:value-type="float">
            <text:p>-0.0765498147</text:p>
          </table:table-cell>
          <table:table-cell table:formula="of:=[.B24]*[.E38]+[.D4]-[.D5]-[.D6]+[.E36]*[.E37]" office:value-type="float" office:value="-43.0882894960333" calcext:value-type="float">
            <text:p>-43.088289496</text:p>
          </table:table-cell>
          <table:table-cell table:formula="of:=[.C24]-[.E37]*([.E4]-[.E5]-[.E6])/1000" office:value-type="float" office:value="-33.1426017960333" calcext:value-type="float">
            <text:p>-33.1426017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MD(MP2(full)/6-311G**)</text:p>
          </table:table-cell>
          <table:table-cell table:formula="of:=[.C7]-[.C8]-[.C9]" office:value-type="float" office:value="-0.0606465311769995" calcext:value-type="float">
            <text:p>-0.0606465312</text:p>
          </table:table-cell>
          <table:table-cell table:formula="of:=[.B25]*[.E38]+[.D7]-[.D8]-[.D9]+[.E36]*[.E37]" office:value-type="float" office:value="-33.2008200255389" calcext:value-type="float">
            <text:p>-33.2008200255</text:p>
          </table:table-cell>
          <table:table-cell table:formula="of:=[.C25]-[.E37]*([.E7]-[.E8]-[.E9])/1000" office:value-type="float" office:value="-23.2771954255389" calcext:value-type="float">
            <text:p>-23.27719542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4</text:p>
          </table:table-cell>
          <table:table-cell office:value-type="string" calcext:value-type="string">
            <text:p>-</text:p>
          </table:table-cell>
          <table:table-cell table:formula="of:=[.E38]*([.F14]-[.F15]-[.F16])" office:value-type="float" office:value="-43.406749230004" calcext:value-type="float">
            <text:p>-43.40674923</text:p>
          </table:table-cell>
          <table:table-cell table:formula="of:=[.E38]*([.G14]-[.G15]-[.G16])" office:value-type="float" office:value="-33.4262026800017" calcext:value-type="float">
            <text:p>-33.426202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S-4M</text:p>
          </table:table-cell>
          <table:table-cell office:value-type="string" calcext:value-type="string">
            <text:p>-</text:p>
          </table:table-cell>
          <table:table-cell table:formula="of:=[.E38]*([.F17]-[.F18]-[.F19])" office:value-type="float" office:value="-43.5391538399997" calcext:value-type="float">
            <text:p>-43.53915384</text:p>
          </table:table-cell>
          <table:table-cell table:formula="of:=[.E38]*([.G17]-[.G18]-[.G19])" office:value-type="float" office:value="-33.7274074799992" calcext:value-type="float">
            <text:p>-33.72740748</text:p>
          </table:table-cell>
          <table:table-cell table:number-columns-repeated="3"/>
        </table:table-row>
        <table:table-row table:style-name="ro1" table:number-rows-repeated="8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R (kcal/molK)</text:p>
          </table:table-cell>
          <table:table-cell table:style-name="ce1" table:formula="of:=1.9872036/1000" office:value-type="float" office:value="0.0019872036" calcext:value-type="float">
            <text:p>0.001987203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T (K)</text:p>
          </table:table-cell>
          <table:table-cell office:value-type="float" office:value="298.15" calcext:value-type="float">
            <text:p>298.15</text:p>
          </table:table-cell>
          <table:table-cell table:formula="of:=[.E36]*[.E37]" office:value-type="float" office:value="0.59248475334" calcext:value-type="float">
            <text:p>0.5924847533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H to kcal/molK</text:p>
          </table:table-cell>
          <table:table-cell office:value-type="float" office:value="627.51" calcext:value-type="float">
            <text:p>627.5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5">00/00/0000</text:date>, <text:time style:data-style-name="N2" text:time-value="12:31:18.0188670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 </meta:initial-creator>
    <meta:creation-date>2016-10-24T13:39:03.870810726</meta:creation-date>
    <dc:date>2016-10-25T15:05:05.037468373</dc:date>
    <dc:creator>matt </dc:creator>
    <meta:editing-duration>PT2H43M5S</meta:editing-duration>
    <meta:editing-cycles>3</meta:editing-cycles>
    <meta:generator>LibreOffice/5.0.3.2$Linux_X86_64 LibreOffice_project/00m0$Build-2</meta:generator>
    <meta:document-statistic meta:table-count="1" meta:cell-count="114" meta:object-count="0"/>
  </office:meta>
</office:document-meta>
</file>